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left="1.25in" fo:margin-right="0in" fo:text-align="start" style:justify-single-word="false" fo:text-indent="0in" style:auto-text-indent="false"/>
    </style:style>
    <style:style style:name="P5" style:family="paragraph" style:parent-style-name="Standard">
      <style:paragraph-properties fo:margin-left="1.2602in" fo:margin-right="0in" fo:text-align="start" style:justify-single-word="false" fo:text-indent="0.0102in" style:auto-text-indent="false"/>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paragraph-properties fo:margin-left="0.4925in" fo:margin-right="0in" fo:text-align="start" style:justify-single-word="false" fo:text-indent="0in" style:auto-text-indent="false"/>
    </style:style>
    <style:style style:name="P8" style:family="paragraph" style:parent-style-name="Standard">
      <style:paragraph-properties fo:margin-left="1.2398in" fo:margin-right="0in" fo:text-align="start" style:justify-single-word="false" fo:text-indent="0in" style:auto-text-indent="false"/>
    </style:style>
    <style:style style:name="P9" style:family="paragraph" style:parent-style-name="Standard">
      <style:paragraph-properties fo:margin-left="1.698in" fo:margin-right="0in" fo:text-align="start" style:justify-single-word="false" fo:text-indent="0in" style:auto-text-indent="false"/>
    </style:style>
    <style:style style:name="P10" style:family="paragraph" style:parent-style-name="Standard" style:list-style-name="L1">
      <style:paragraph-properties fo:text-align="start" style:justify-single-word="false"/>
    </style:style>
    <style:style style:name="P11" style:family="paragraph" style:parent-style-name="Standard" style:list-style-name="L4">
      <style:paragraph-properties fo:text-align="start" style:justify-single-word="false"/>
    </style:style>
    <style:style style:name="P12" style:family="paragraph" style:parent-style-name="Standard" style:list-style-name="L2">
      <style:paragraph-properties fo:margin-left="0.75in" fo:margin-right="-0.0311in" fo:text-indent="-0.25in" style:auto-text-indent="false">
        <style:tab-stops/>
      </style:paragraph-properties>
    </style:style>
    <style:style style:name="P13" style:family="paragraph" style:parent-style-name="Standard" style:list-style-name="L3">
      <style:paragraph-properties fo:margin-left="1.2602in" fo:margin-right="0in" fo:text-align="start" style:justify-single-word="false" fo:text-indent="0.0102in" style:auto-text-indent="false"/>
    </style:style>
    <style:style style:name="P14" style:family="paragraph" style:parent-style-name="Standard">
      <style:paragraph-properties fo:margin-left="0.4925in" fo:margin-right="0in" fo:text-align="start" style:justify-single-word="false" fo:text-indent="0in" style:auto-text-indent="false"/>
    </style:style>
    <style:style style:name="P15" style:family="paragraph" style:parent-style-name="Standard" style:list-style-name="L5">
      <style:paragraph-properties fo:margin-left="0.4925in" fo:margin-right="0in" fo:text-align="start" style:justify-single-word="false" fo:text-indent="0in" style:auto-text-indent="false"/>
    </style:style>
    <style:style style:name="P16" style:family="paragraph" style:parent-style-name="Standard" style:list-style-name="L5">
      <style:paragraph-properties fo:margin-left="0in" fo:margin-right="0in" fo:text-align="start" style:justify-single-word="false" fo:text-indent="0in"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delrahman Kamel</text:p>
      <text:p text:style-name="P2"/>
      <text:p text:style-name="P2">CSCI 460</text:p>
      <text:p text:style-name="P2"/>
      <text:p text:style-name="P1">Homework 1</text:p>
      <text:p text:style-name="P1"/>
      <text:list xml:id="list41169061" text:style-name="L1">
        <text:list-item>
          <text:list>
            <text:list-item>
              <text:p text:style-name="P10">Under what circumstance would a user be better off using a time-sharing system <text:tab/>rather than a PC or a single-user workstation?</text:p>
            </text:list-item>
          </text:list>
        </text:list-item>
      </text:list>
      <text:p text:style-name="P3"><text:tab/></text:p>
      <text:p text:style-name="P4">When we have many users with jobs, it makes sense to use time-sharing so that we can harvest the full power of the system. It also makes sense to use time-sharing systems; when a single user has mutliple tasks that he needs to preform. Last circumstance of time-sharing would be when the system has an expensive resource such as a lab instrument. It would too expensive to buy a new instrument for every system, so instead a time-sharing system would be perfect for that situation. </text:p>
      <text:p text:style-name="P3"/>
      <text:list xml:id="list41149777" text:style-name="L2">
        <text:list-item>
          <text:list>
            <text:list-item>
              <text:p text:style-name="P12">Distinguish between the client-server and peer-to-peer models of distributed systems.</text:p>
              <text:list>
                <text:list-header>
                  <text:p text:style-name="P12"/>
                </text:list-header>
              </text:list>
            </text:list-item>
          </text:list>
        </text:list-item>
      </text:list>
      <text:list xml:id="list41160850" text:style-name="L3">
        <text:list-item>
          <text:list>
            <text:list-header>
              <text:p text:style-name="P13">Terminals connected to centralized systems are now being supplied with PCs, and as a result, user-interface functionality once handled by centralized systems are now handled by PCs. This time of relationship is called a Client-Server system. </text:p>
            </text:list-header>
          </text:list>
        </text:list-item>
      </text:list>
      <text:p text:style-name="P5"/>
      <text:p text:style-name="P5">On the other hand, there is another structure called P2P. In this structure clients and servers are not distinguish; instead all nodes within the system are considered peers, and each may act as either a client or a server. </text:p>
      <text:p text:style-name="P5"/>
      <text:list xml:id="list41153012" text:style-name="L4">
        <text:list-item>
          <text:list>
            <text:list-item>
              <text:p text:style-name="P11">Direct memory access is used for high-speed I/O devices in order to avoid increasing <text:tab/>the CPU's execution load.</text:p>
            </text:list-item>
          </text:list>
        </text:list-item>
      </text:list>
      <text:p text:style-name="P3"><text:tab/></text:p>
      <text:p text:style-name="P8">a) How does the CPU interface with the device to coordinate the transfer?</text:p>
      <text:p text:style-name="P8"><text:tab/></text:p>
      <text:p text:style-name="P9">Each device has its own hardware controller. The OS has device drivers that communicate with the device controller. Also the device driver has registers, counters, and buffers to store arguments and results that it will use. With DMA, the CPU first loads the registers accordingly, then the device controllers take over and preform the needed operation. </text:p>
      <text:p text:style-name="P9"><text:s text:c="2"/><text:tab/></text:p>
      <text:p text:style-name="P8">b) How does the CPU know when the memory operations are complete?</text:p>
      <text:p text:style-name="P8"><text:tab/></text:p>
      <text:p text:style-name="P8"><text:tab/>An interrupt signal is sent to the CPU.</text:p>
      <text:p text:style-name="P8"/>
      <text:p text:style-name="P8">c) The CPU is allowed to execute other programs while the DMA controller is transferring data. Does this process interfere with the execution of the user programs? If so, describe what forms of interference are caused.</text:p>
      <text:p text:style-name="P8"><text:tab/></text:p>
      <text:p text:style-name="P8"><text:tab/>The DMA can send an interrupt signal which can cause a user's process to be <text:tab/>suspended. </text:p>
      <text:p text:style-name="P8"/>
      <text:p text:style-name="P8"/>
      <text:list xml:id="list41166730" text:style-name="L5">
        <text:list-item>
          <text:list>
            <text:list-item>
              <text:p text:style-name="P15"><text:soft-page-break/>Discuss, with examples, how the problem of maintaining coherence of cashed data <text:tab/><text:tab/><text:tab/>manifests itself in the following processing environments:</text:p>
            </text:list-item>
          </text:list>
        </text:list-item>
      </text:list>
      <text:p text:style-name="P7"/>
      <text:p text:style-name="P7"><text:tab/>a) Single-processor systems</text:p>
      <text:p text:style-name="P7"><text:tab/><text:tab/></text:p>
      <text:p text:style-name="P7"><text:tab/><text:tab/>In this type of environment, a mirror basically occurs. Where all the registers are <text:tab/><text:tab/>mirrored onto the cache. Making it very flexible for cache to be kept up to date in <text:tab/><text:tab/>both main memory and cache. </text:p>
      <text:p text:style-name="P7"/>
      <text:p text:style-name="P7"><text:tab/>b) Multiprocessor systems</text:p>
      <text:p text:style-name="P7"/>
      <text:p text:style-name="P7"><text:tab/><text:tab/>In a multiprocessing environment, each of the CPUs contain a local cache. In <text:tab/><text:tab/><text:tab/>such an environment, a copy of “X” may exist simultaneously in several caches. <text:tab/><text:tab/><text:tab/>Since the various CPUs can all execute concurrently, we must make sure that an <text:tab/><text:tab/><text:tab/>update to the value of “X” in one cache is immediately reflected in all other <text:tab/><text:tab/><text:tab/>caches where “X” might exist. <text:s/></text:p>
      <text:p text:style-name="P7"/>
      <text:p text:style-name="P7"><text:tab/>c) Distributed systems </text:p>
      <text:list xml:id="list41575178" text:continue-numbering="true" text:style-name="L5">
        <text:list-item>
          <text:list>
            <text:list-header>
              <text:p text:style-name="P16"/>
            </text:list-header>
          </text:list>
        </text:list-item>
      </text:list>
      <text:p text:style-name="P6"><text:tab/><text:tab/><text:tab/>In this type of environment, several copies of the same file can be kept on <text:tab/><text:tab/><text:tab/><text:tab/>different computers that are distributed in space. Since these various replicas may <text:tab/><text:tab/><text:tab/>be accessed and updated concurrently, some distributed systems ensure that when <text:tab/><text:tab/><text:tab/>a single change has been made to replica all other replicas are changed as soon as <text:tab/><text:tab/><text:tab/>pos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21:05:00.49</meta:creation-date>
    <meta:editing-duration>PT00H25M31S</meta:editing-duration>
    <meta:editing-cycles>2</meta:editing-cycles>
    <meta:generator>OpenOffice.org/3.0$Win32 OpenOffice.org_project/300m15$Build-9379</meta:generator>
    <meta:print-date>2009-04-16T21:45:23.50</meta:print-date>
    <meta:document-statistic meta:table-count="0" meta:image-count="0" meta:object-count="0" meta:page-count="2" meta:paragraph-count="29" meta:word-count="542" meta:character-count="3302"/>
    <dc:date>2009-04-16T21:45:41.61</dc:date>
    <meta:user-defined meta:name="Info 1"/>
    <meta:user-defined meta:name="Info 2"/>
    <meta:user-defined meta:name="Info 3"/>
    <meta:user-defined meta:name="Info 4"/>
  </office:meta>
</office:document-meta>
</file>